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0in" fo:margin-right="0in" fo:margin-top="0in" fo:margin-bottom="0in" fo:line-height="200%" fo:text-indent="0.5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Oscar Wilde, a self-professed socialist who wrote </text:span><text:span text:style-name="Emphasis"><text:span text:style-name="T6">The Soul of Man Under Socialism</text:span></text:span><text:span text:style-name="T6">, incorporated these themes into his opus for reasons more important to him than advancing that cause. Though Wilde supported socialism, an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 (Killeen 133). Thus, he found the cause of Irish nationalism important not only ideologically but personally. 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text:span><text:soft-page-break/><text:span text:style-name="T6">Algernon and Jack, who “Bunbury”, or visit fabricated friends (named after the man that Algernon “visits”)--including ending both of their engagements. These lies and the many other instances of a lack of respect for Victorian morals, such as earnestness and respect for others, criticizes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Wilde mocking the upper class occurs early in the drama when Algernon states, “if the lower orders don’t set us a good example, what on earth is the use of them? They seem, as a class, to have absolutely no sense of moral responsibility” (2). Though Algernon reprobates the “lower orders”, “it is in fact the upper class that ends up as the 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aristocrats claimed to stress morality, yet in reality they completely lacked it, as demonstrated by Algernon’s and Jack’s need to Bunbury. Algernon’s ridiculous disgust with the </text:span><text:soft-page-break/><text:span text:style-name="T6">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Another instance of Wilde ridiculing the rich occurs when Lady Bracknell insults Algernon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rich. By portraying the aristocrats in this play as devoid of morality and sympathy, Wilde harshly criticizes them, forging strong socialist themes in the process.</text:span></text:p>
        <text:p text:style-name="P10">Though the play contains a dichotomy between the country and the city, Wilde demonstrates no favoritism with his ridicule, demonstrating the he is mocking the English upper-class as a whole, not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The fact that both partake in this action shows the balance between the Londoners and the country-dwellers in the play. He emphasizes this balance by occasionally giving foils, the exact same line. For example, when Gwendolen and Cecily determine that some deception has occurred, Gwendolen first asks Jack, <text:soft-page-break/>“A moment! May I ask if you are engaged to be married to this young lady?”, to which he responsd,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Wilde further creates socialist themes and equality between Londoners and country folk by having those from both London and the country say lines that mock the rich. In one such instance, Algernon,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as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ext:span text:style-name="T12">Tamminen-Kivistö 48)</text:span>. This line uses hyperbole to emphasize how dishonest the aristocrats were by suggesting that one might apologize for straying from the norm and living a <text:soft-page-break/>life free from lies. The criticism continues when Gwendolen responds, “I can. For I feel that you are sure to change” (54). This reinforces the idea that the status quo in noble society is deceit; Gwendolen does not even consider the outlandish possibility that Jack might continue his honesty. The fact that Wilde has his characters from both the city and the country say lines with scathing implications about the upper class shows that he directs the satire at the the upper class as a whole, rather than just those who live in the city or in the country, creating an apparent socialist theme by criticizing the rich.</text:p>
        <text:p text:style-name="P9"><text:span text:style-name="T6">This apparent socialist theme means little on its own, as Wilde’s beliefs did not perfectly fit into socialism, but it exposes a deep metaphor in the work. Killeen argues that Wilde did not solely claim socialism because he believed in its basic principles; instead, he argues, Wilde utilized the socialism for other purposes. In </text:span><text:span text:style-name="Emphasis"><text:span text:style-name="T6">The Soul of Man Under Socialism</text:span></text:span><text:span text:style-name="T6">, Killeen argues that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rgues that he employed his socialism as a tool, in this case for marketing. Rather than simply believing in socialism, an extremely radical concept at the time, Wilde’s beliefs acted like a left-going Zax that would trek as far left as possible. Wilde directly stated this in an interview when he stated, “I am rather more than a Socialist … I am something of an Anarchist” (Killeen 109). In the context of Wilde’s anarchism, the criticism of the rich in the play gains new meaning. The fact that Wilde harshly criticizes the aristocratic </text:span><text:span text:style-name="T8">characters in </text:span><text:span text:style-name="T7">The Importance of Being Earnest </text:span><text:span text:style-name="T6">represents a criticism of English government and society itself. By exposing the superficiality of their honor and honesty, Wilde undermines their Victorian values, portraying the apparent morality as a thin, ornate facade attempting to cover deep-rooted decay of the society. Hitchens states that Wilde, “taught us to </text:span><text:soft-page-break/><text:span text:style-name="T6">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text:span><text:span text:style-name="T6">government supports the socialist theme and more directly leads the audience to the theme that the socialist theme represents, the belief that England is oppressing Ireland just as the upper class is oppressing the lower class.</text:span></text:p>
        <text:p text:style-name="P10">Wilde, an avid Irish nationalist, used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popular [English] press in order to condemn its values” (Guy 135). England did much to provoke this disdain. Just a few years before Wilde’s birth, the Great Irish Famine occurred, and the English allowed 1 million Irish to starve to death while still Ireland still exported food (Killeen 134).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text:soft-page-break/>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one within the other.</text:p>
        <text:p text:style-name="P10">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t he upper classes, and probably lead to acts of violence in Grosvenor Square” (13). For one, this passage disparages English society by pointing out the failure of its education system. Furthermore, it continues the ridicule of the upper echelon by implying that the aristocrats prefer the schools not to teach effectively so that the working class continues to suffer without opportunity to alter their situation. As Lalonde phrases it, <text:span text:style-name="T11">“educational institutions serve the interests of the ruling class” (670); therefore, they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ext:span><text:soft-page-break/><text:span text:style-name="T11">the matter of Irish Home Rule” (Lalonde 670). This term refers to a bill that would have granted Ireland sovereignty which failed to pass in large part due to Liberal Unionists (Lalonde 670). Lady Bracknell, the eptiome of an English upper-class woman caring solely about society and propriety, “dines with” Liberal Unionists. Since the entire play serves to mock the society that Lady Bracknell represents, Wilde's connection of Lady Bracknell to the legislators who prevented Ireland from attaining autonomy transfers all of the socialist-themed criticism of the </text:span><text:span text:style-name="T11">upper class to the England as a whole. By associating Lady Bracknell with both, Wilde demonstrates the parallel between the wealthy preventing the commoners from usurping them, such as through inadequate education, and England preventing Ireland from gaining power by rejecting Irish Home Rule.</text:span></text:p>
        <text:p text:style-name="P9"><text:span text:style-name="T6">Though Wilde supported socialism as well, he primarily utilized the socialist-seeming theme in </text:span><text:span text:style-name="Emphasis"><text:span text:style-name="T6">The Importance of Being Earnest</text:span></text:span><text:span text:style-name="T6"> as a metaphor for the theme of Irish nationalism. This theme had more value to him because he was born rich but Irish. Morally, he opposed both England’s subjugation of Ireland and the wealthy’s subjugation of the working class, but he only stood to gain from Irish nationalism. In fact, as a fairly affluent figure, he probably would have personally suffered from a transition to socialism and the subsequent redistribution of wealth. Though socialism and mocking the upper class of England were not Wilde’s primary intention, they acted as an extremely effective vehicle for conveying that theme because of the strong parallel. The socialist themes played a pivotal role in the play; though most at the time opposed socialism, simply supporting it di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text:span><text:soft-page-break/><text:span text:style-name="T6">in London, the capital of the government that it harshly criticized. Had the play more directly expressed this theme, the effectiveness would have decreased due to the controversial and seditious nature of the message.</text:span></text:p>
        <text:p text:style-name="P10">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Since there will always be some highly-scorned opinions that the public or powerful people of the time find detestable, authors will find ingenious manners such as this one to cloak yet express their unpopular beliefs, and readers must stay aware of this so that they do not pass over these themes. </text:p>
      </text:section>
      <text:p text:style-name="P9"/>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5">Tamminen-Kivistö. “Victorian Society on a Small Scale? – Upper Social Classes as the Targets of Critique in <text:span text:style-name="T1">The Importance of Being Earnest</text:span> by Oscar Wilde.” Diss. U of Tampere, 2005. </text:p>
      <text:p text:style-name="P5">Wallace, Sarah. "The Importance of Being Subversive." <text:span text:style-name="T9">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8T20:16:10</dc:date>
    <meta:editing-cycles>120</meta:editing-cycles>
    <meta:editing-duration>P1DT6H38M14S</meta:editing-duration>
    <meta:user-defined meta:name="Info 1"/>
    <meta:user-defined meta:name="Info 2"/>
    <meta:user-defined meta:name="Info 3"/>
    <meta:user-defined meta:name="Info 4"/>
    <meta:document-statistic meta:table-count="0" meta:image-count="0" meta:object-count="0" meta:page-count="10" meta:paragraph-count="27" meta:word-count="3232" meta:character-count="20248"/>
  </office:meta>
</office:document-meta>
</file>